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10.8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start" fo:margin-left="0cm"/>
      <style:text-properties fo:color="#ff972f" style:font-name="Arial" fo:font-size="10pt" style:font-size-asian="10pt" style:font-size-complex="10pt"/>
    </style:style>
    <style:style style:name="ce8" style:family="table-cell" style:parent-style-name="Default">
      <style:table-cell-properties fo:background-color="#1c1c1c" style:text-align-source="fix" style:repeat-content="false" fo:wrap-option="wrap" fo:border="0.74pt solid #000000"/>
      <style:paragraph-properties fo:text-align="start" fo:margin-left="0cm"/>
      <style:text-properties fo:color="#ff972f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fo:color="#ff972f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3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5" table:default-cell-style-name="ce7"/>
        <table:table-row table:style-name="ro1">
          <table:table-cell table:style-name="ce4" office:value-type="string" calcext:value-type="string">
            <text:p>Lineas de cóidigo</text:p>
          </table:table-cell>
          <table:table-cell table:style-name="ce6" office:value-type="string" calcext:value-type="string">
            <text:p>generarMaximo</text:p>
          </table:table-cell>
          <table:table-cell table:style-name="ce6" office:value-type="string" calcext:value-type="string">
            <text:p>generarNúmero</text:p>
          </table:table-cell>
          <table:table-cell table:style-name="ce6" office:value-type="string" calcext:value-type="string">
            <text:p>advinar</text:p>
          </table:table-cell>
          <table:table-cell table:style-name="ce6" office:value-type="string" calcext:value-type="string">
            <text:p>nuevoJuego</text:p>
          </table:table-cell>
          <table:table-cell table:style-name="ce6" office:value-type="string" calcext:value-type="string">
            <text:p>intentos</text:p>
          </table:table-cell>
          <table:table-cell table:style-name="ce4" office:value-type="string" calcext:value-type="string">
            <text:p>SI 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omentarios/Salida de Pantal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🚀BIENVENIDO AL JUEGO ADIVINA EL NÚMERO🚀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1° Primero, digite un valor máximo para generar un número para adivinar correspondido entre (0 y el máximo) 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2° Segundo, empiece a adivinar el número ATENCIÓN! Tiene intentos ilimitados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3° Tercero, el juego te ira dando pistas para hallar el número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Cuando adivines el número el juego finalizara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 ejecuta la función adivinarNúmeroJueg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esiona enter para comenzar el juego...✔️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ol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style-name="ce9" office:value-type="string" calcext:value-type="string">
            <text:p>Digite un valor máximo(ENTERO Y POSITIVO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 ejecuta un while para comprobar que generarMaximo sea enter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9" office:value-type="string" calcext:value-type="string">
            <text:p>Digite su 1° adivinanza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 ejecuta un while para comprobar que adivinar sea enter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 ejecuta un while hasta que adivinar sea == a generarNumer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El número es mayor!! Intenta de nuevo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 ejecuta un while para comprobar que adivinar sea enter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 ejecuta un while para comprobar que adivinar sea enter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9" office:value-type="string" calcext:value-type="string">
            <text:p>Quiere continuar jugando😀(SI O NO)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 ejecuta un while para saber si el usuario desea seguir jugand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9" office:value-type="string" calcext:value-type="string">
            <text:p>Gracias por jugar, hasta la próxima👋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9" office:value-type="string" calcext:value-type="string">
            <text:p>Presiona enter para regresar al menú...✔️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2:00:30.065000000</meta:creation-date>
    <dc:date>2022-11-27T15:44:05.665000000</dc:date>
    <meta:editing-duration>PT4H52M46S</meta:editing-duration>
    <meta:editing-cycles>6</meta:editing-cycles>
    <meta:generator>LibreOffice/7.4.1.2$Windows_X86_64 LibreOffice_project/3c58a8f3a960df8bc8fd77b461821e42c061c5f0</meta:generator>
    <meta:document-statistic meta:table-count="1" meta:cell-count="382" meta:object-count="0"/>
  </office:meta>
</office:document-meta>
</file>